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beration Sarif" svg:font-family="'Liberation Sarif'"/>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9563in" style:rel-column-width="9361*"/>
    </style:style>
    <style:style style:name="Table2.B" style:family="table-column">
      <style:table-column-properties style:column-width="0.9563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861in" table:align="right"/>
    </style:style>
    <style:style style:name="Table3.A" style:family="table-column">
      <style:table-column-properties style:column-width="0.2472in"/>
    </style:style>
    <style:style style:name="Table3.B" style:family="table-column">
      <style:table-column-properties style:column-width="3.0014in"/>
    </style:style>
    <style:style style:name="Table3.C" style:family="table-column">
      <style:table-column-properties style:column-width="0.5667in"/>
    </style:style>
    <style:style style:name="Table3.D" style:family="table-column">
      <style:table-column-properties style:column-width="2.8708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6861in" table:align="right"/>
    </style:style>
    <style:style style:name="Table1.A" style:family="table-column">
      <style:table-column-properties style:column-width="0.2472in"/>
    </style:style>
    <style:style style:name="Table1.B" style:family="table-column">
      <style:table-column-properties style:column-width="1.5625in"/>
    </style:style>
    <style:style style:name="Table1.C" style:family="table-column">
      <style:table-column-properties style:column-width="2.0056in"/>
    </style:style>
    <style:style style:name="Table1.D" style:family="table-column">
      <style:table-column-properties style:column-width="2.8708in"/>
    </style:style>
    <style:style style:name="Table1.A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list-style-name="L2">
      <style:paragraph-properties fo:text-align="start" style:justify-single-word="false"/>
      <style:text-properties officeooo:paragraph-rsid="007674b3"/>
    </style:style>
    <style:style style:name="P6" style:family="paragraph" style:parent-style-name="Standard">
      <style:paragraph-properties fo:text-align="start" style:justify-single-word="false"/>
      <style:text-properties officeooo:paragraph-rsid="000d25f7"/>
    </style:style>
    <style:style style:name="P7" style:family="paragraph" style:parent-style-name="Standard">
      <style:paragraph-properties fo:text-align="start" style:justify-single-word="false"/>
      <style:text-properties officeooo:paragraph-rsid="0048a6ec"/>
    </style:style>
    <style:style style:name="P8" style:family="paragraph" style:parent-style-name="Standard">
      <style:paragraph-properties fo:text-align="start" style:justify-single-word="false"/>
      <style:text-properties officeooo:paragraph-rsid="0048fcc7"/>
    </style:style>
    <style:style style:name="P9"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2"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3" style:family="paragraph" style:parent-style-name="Standard">
      <style:paragraph-properties fo:text-align="start" style:justify-single-word="false"/>
      <style:text-properties fo:font-size="9pt" officeooo:rsid="0009c98b" officeooo:paragraph-rsid="008f0966" style:font-size-asian="9pt" style:font-size-complex="9pt"/>
    </style:style>
    <style:style style:name="P14"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5"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6"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7"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8"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9"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20" style:family="paragraph" style:parent-style-name="Standard" style:list-style-name="L5">
      <style:paragraph-properties fo:text-align="start" style:justify-single-word="false"/>
      <style:text-properties fo:font-size="9pt" officeooo:rsid="003f4940" officeooo:paragraph-rsid="0059094e" style:font-size-asian="9pt" style:font-size-complex="9pt"/>
    </style:style>
    <style:style style:name="P21" style:family="paragraph" style:parent-style-name="Standard" style:list-style-name="L5">
      <style:paragraph-properties fo:text-align="start" style:justify-single-word="false"/>
      <style:text-properties fo:font-size="9pt" officeooo:rsid="003f4940" officeooo:paragraph-rsid="006786bf" style:font-size-asian="9pt" style:font-size-complex="9pt"/>
    </style:style>
    <style:style style:name="P22"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23" style:family="paragraph" style:parent-style-name="Standard" style:list-style-name="L5">
      <style:paragraph-properties fo:text-align="start" style:justify-single-word="false"/>
      <style:text-properties fo:font-size="9pt" officeooo:rsid="005af997" officeooo:paragraph-rsid="005af997" style:font-size-asian="9pt" style:font-size-complex="9pt"/>
    </style:style>
    <style:style style:name="P24" style:family="paragraph" style:parent-style-name="Standard" style:list-style-name="L5">
      <style:paragraph-properties fo:text-align="start" style:justify-single-word="false"/>
      <style:text-properties fo:font-size="9pt" officeooo:rsid="005af997" officeooo:paragraph-rsid="006535d7" style:font-size-asian="9pt" style:font-size-complex="9pt"/>
    </style:style>
    <style:style style:name="P25" style:family="paragraph" style:parent-style-name="Standard" style:list-style-name="L5">
      <style:paragraph-properties fo:text-align="start" style:justify-single-word="false"/>
      <style:text-properties fo:font-size="9pt" officeooo:rsid="005af997" officeooo:paragraph-rsid="005c8d91" style:font-size-asian="9pt" style:font-size-complex="9pt"/>
    </style:style>
    <style:style style:name="P26" style:family="paragraph" style:parent-style-name="Standard" style:list-style-name="L5">
      <style:paragraph-properties fo:text-align="start" style:justify-single-word="false"/>
      <style:text-properties fo:font-size="9pt" officeooo:rsid="005af997" officeooo:paragraph-rsid="0067aee1" style:font-size-asian="9pt" style:font-size-complex="9pt"/>
    </style:style>
    <style:style style:name="P27" style:family="paragraph" style:parent-style-name="Standard">
      <style:paragraph-properties fo:text-align="start" style:justify-single-word="false"/>
      <style:text-properties fo:font-size="9pt" officeooo:rsid="0090aa09" officeooo:paragraph-rsid="0090aa09" style:font-size-asian="9pt" style:font-size-complex="9pt"/>
    </style:style>
    <style:style style:name="P28" style:family="paragraph" style:parent-style-name="Standard">
      <style:paragraph-properties fo:text-align="start" style:justify-single-word="false"/>
      <style:text-properties fo:font-size="9pt" officeooo:rsid="0090aa09" officeooo:paragraph-rsid="009b6089" style:font-size-asian="9pt" style:font-size-complex="9pt"/>
    </style:style>
    <style:style style:name="P29" style:family="paragraph" style:parent-style-name="Standard">
      <style:paragraph-properties fo:text-align="center" style:justify-single-word="false"/>
      <style:text-properties fo:font-size="9pt" officeooo:rsid="0090aa09" officeooo:paragraph-rsid="0090aa09" style:font-size-asian="9pt" style:font-size-complex="9pt"/>
    </style:style>
    <style:style style:name="P30" style:family="paragraph" style:parent-style-name="Standard">
      <style:paragraph-properties fo:text-align="start" style:justify-single-word="false"/>
      <style:text-properties fo:font-size="9pt" officeooo:rsid="008f380d" officeooo:paragraph-rsid="00bfaed3" style:font-size-asian="9pt" style:font-size-complex="9pt"/>
    </style:style>
    <style:style style:name="P31" style:family="paragraph" style:parent-style-name="Standard">
      <style:paragraph-properties fo:text-align="start" style:justify-single-word="false"/>
      <style:text-properties fo:font-size="9pt" officeooo:rsid="008f380d" officeooo:paragraph-rsid="00c30b58" style:font-size-asian="9pt" style:font-size-complex="9pt"/>
    </style:style>
    <style:style style:name="P32"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33"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34"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35"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36"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37"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38"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39"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40"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41"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42"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43"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44"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45"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46"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47"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48"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49" style:family="paragraph" style:parent-style-name="Standard" style:list-style-name="L8">
      <style:paragraph-properties fo:text-align="start" style:justify-single-word="false"/>
      <style:text-properties fo:font-size="9pt" fo:font-weight="bold" officeooo:rsid="002df1df" officeooo:paragraph-rsid="00725e08" style:font-size-asian="7.84999990463257pt" style:font-weight-asian="bold" style:font-size-complex="9pt" style:font-weight-complex="bold"/>
    </style:style>
    <style:style style:name="P50" style:family="paragraph" style:parent-style-name="Standard" style:list-style-name="L8">
      <style:paragraph-properties fo:text-align="start" style:justify-single-word="false"/>
      <style:text-properties fo:font-size="9pt" fo:font-weight="bold" officeooo:rsid="002df1df" officeooo:paragraph-rsid="007325c6" style:font-size-asian="7.84999990463257pt" style:font-weight-asian="bold" style:font-size-complex="9pt" style:font-weight-complex="bold"/>
    </style:style>
    <style:style style:name="P51"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52" style:family="paragraph" style:parent-style-name="Standard" style:list-style-name="L5">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53" style:family="paragraph" style:parent-style-name="Standard" style:list-style-name="L5">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54" style:family="paragraph" style:parent-style-name="Standard" style:list-style-name="L5">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55" style:family="paragraph" style:parent-style-name="Standard" style:list-style-name="L5">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56" style:family="paragraph" style:parent-style-name="Standard" style:list-style-name="L5">
      <style:paragraph-properties fo:text-align="start" style:justify-single-word="false"/>
      <style:text-properties fo:font-size="9pt" fo:font-weight="normal" officeooo:rsid="00b982b1" officeooo:paragraph-rsid="00b982b1" style:font-size-asian="7.84999990463257pt" style:font-weight-asian="normal" style:font-size-complex="9pt" style:font-weight-complex="normal"/>
    </style:style>
    <style:style style:name="P57" style:family="paragraph" style:parent-style-name="Standard" style:list-style-name="L12">
      <style:paragraph-properties fo:text-align="start" style:justify-single-word="false"/>
      <style:text-properties officeooo:rsid="00793b77" officeooo:paragraph-rsid="00793b77"/>
    </style:style>
    <style:style style:name="P58" style:family="paragraph" style:parent-style-name="Standard">
      <style:paragraph-properties fo:text-align="start" style:justify-single-word="false"/>
      <style:text-properties officeooo:rsid="00793b77" officeooo:paragraph-rsid="00793b77"/>
    </style:style>
    <style:style style:name="P59" style:family="paragraph" style:parent-style-name="Standard">
      <style:paragraph-properties fo:text-align="start" style:justify-single-word="false"/>
      <style:text-properties officeooo:rsid="00793b77" officeooo:paragraph-rsid="008f0966"/>
    </style:style>
    <style:style style:name="P60" style:family="paragraph" style:parent-style-name="Standard">
      <style:paragraph-properties fo:text-align="start" style:justify-single-word="false"/>
      <style:text-properties officeooo:rsid="008f380d" officeooo:paragraph-rsid="008f380d"/>
    </style:style>
    <style:style style:name="P61" style:family="paragraph" style:parent-style-name="Standard">
      <style:paragraph-properties fo:text-align="start" style:justify-single-word="false"/>
      <style:text-properties officeooo:rsid="008f380d" officeooo:paragraph-rsid="00971b26"/>
    </style:style>
    <style:style style:name="P62" style:family="paragraph" style:parent-style-name="Standard">
      <style:paragraph-properties fo:text-align="start" style:justify-single-word="false"/>
      <style:text-properties officeooo:rsid="008f380d" officeooo:paragraph-rsid="009c142f"/>
    </style:style>
    <style:style style:name="P63" style:family="paragraph" style:parent-style-name="Standard">
      <style:paragraph-properties fo:text-align="start" style:justify-single-word="false"/>
      <style:text-properties officeooo:rsid="0099c4e4" officeooo:paragraph-rsid="0099c4e4"/>
    </style:style>
    <style:style style:name="P64" style:family="paragraph" style:parent-style-name="Table_20_Contents">
      <style:paragraph-properties fo:text-align="start" style:justify-single-word="false"/>
    </style:style>
    <style:style style:name="P65" style:family="paragraph" style:parent-style-name="Table_20_Contents">
      <style:paragraph-properties fo:text-align="start" style:justify-single-word="false"/>
      <style:text-properties officeooo:paragraph-rsid="008f0966"/>
    </style:style>
    <style:style style:name="P66" style:family="paragraph" style:parent-style-name="Table_20_Contents">
      <style:paragraph-properties fo:text-align="start" style:justify-single-word="false"/>
      <style:text-properties fo:font-size="9pt" style:font-size-asian="9pt" style:font-size-complex="9pt"/>
    </style:style>
    <style:style style:name="P67" style:family="paragraph" style:parent-style-name="Table_20_Contents">
      <style:paragraph-properties fo:text-align="start" style:justify-single-word="false"/>
      <style:text-properties fo:font-size="9pt" officeooo:paragraph-rsid="0086dd43" style:font-size-asian="9pt" style:font-size-complex="9pt"/>
    </style:style>
    <style:style style:name="P68" style:family="paragraph" style:parent-style-name="Table_20_Contents">
      <style:paragraph-properties fo:text-align="start" style:justify-single-word="false"/>
      <style:text-properties fo:font-size="9pt" officeooo:paragraph-rsid="0087114c" style:font-size-asian="9pt" style:font-size-complex="9pt"/>
    </style:style>
    <style:style style:name="P69" style:family="paragraph" style:parent-style-name="Table_20_Contents">
      <style:paragraph-properties fo:text-align="start" style:justify-single-word="false"/>
      <style:text-properties fo:font-size="9pt" officeooo:paragraph-rsid="0088b1ac" style:font-size-asian="9pt" style:font-size-complex="9pt"/>
    </style:style>
    <style:style style:name="P70" style:family="paragraph" style:parent-style-name="Table_20_Contents">
      <style:paragraph-properties fo:text-align="start" style:justify-single-word="false"/>
      <style:text-properties fo:font-size="9pt" officeooo:paragraph-rsid="008f0966" style:font-size-asian="9pt" style:font-size-complex="9pt"/>
    </style:style>
    <style:style style:name="P71" style:family="paragraph" style:parent-style-name="Table_20_Contents">
      <style:paragraph-properties fo:text-align="start" style:justify-single-word="false"/>
      <style:text-properties fo:font-size="9pt" officeooo:paragraph-rsid="00bd557f" style:font-size-asian="9pt" style:font-size-complex="9pt"/>
    </style:style>
    <style:style style:name="P72" style:family="paragraph" style:parent-style-name="Table_20_Contents">
      <style:paragraph-properties fo:text-align="start" style:justify-single-word="false"/>
      <style:text-properties fo:font-size="9pt" officeooo:rsid="007812e8" officeooo:paragraph-rsid="007812e8" style:font-size-asian="9pt" style:font-size-complex="9pt"/>
    </style:style>
    <style:style style:name="P73" style:family="paragraph" style:parent-style-name="Table_20_Contents">
      <style:paragraph-properties fo:text-align="start" style:justify-single-word="false"/>
      <style:text-properties fo:font-size="9pt" officeooo:rsid="00793b77" officeooo:paragraph-rsid="00793b77" style:font-size-asian="9pt" style:font-size-complex="9pt"/>
    </style:style>
    <style:style style:name="P74" style:family="paragraph" style:parent-style-name="Table_20_Contents">
      <style:paragraph-properties fo:text-align="start" style:justify-single-word="false"/>
      <style:text-properties fo:font-size="9pt" officeooo:rsid="00793b77" officeooo:paragraph-rsid="0079e4bf" style:font-size-asian="9pt" style:font-size-complex="9pt"/>
    </style:style>
    <style:style style:name="P75" style:family="paragraph" style:parent-style-name="Table_20_Contents">
      <style:paragraph-properties fo:text-align="start" style:justify-single-word="false"/>
      <style:text-properties fo:font-size="9pt" officeooo:rsid="00793b77" officeooo:paragraph-rsid="007b1549" style:font-size-asian="9pt" style:font-size-complex="9pt"/>
    </style:style>
    <style:style style:name="P76" style:family="paragraph" style:parent-style-name="Table_20_Contents">
      <style:paragraph-properties fo:text-align="center" style:justify-single-word="false"/>
      <style:text-properties fo:font-size="9pt" officeooo:rsid="00793b77" officeooo:paragraph-rsid="00793b77" style:font-size-asian="9pt" style:font-size-complex="9pt"/>
    </style:style>
    <style:style style:name="P77" style:family="paragraph" style:parent-style-name="Table_20_Contents">
      <style:paragraph-properties fo:text-align="center" style:justify-single-word="false"/>
      <style:text-properties fo:font-size="9pt" officeooo:rsid="00793b77" officeooo:paragraph-rsid="007b1549" style:font-size-asian="9pt" style:font-size-complex="9pt"/>
    </style:style>
    <style:style style:name="P78" style:family="paragraph" style:parent-style-name="Table_20_Contents">
      <style:paragraph-properties fo:text-align="center" style:justify-single-word="false"/>
      <style:text-properties fo:font-size="9pt" officeooo:rsid="00793b77" officeooo:paragraph-rsid="008f0966" style:font-size-asian="9pt" style:font-size-complex="9pt"/>
    </style:style>
    <style:style style:name="P79" style:family="paragraph" style:parent-style-name="Table_20_Contents">
      <style:paragraph-properties fo:text-align="center" style:justify-single-word="false"/>
      <style:text-properties fo:font-size="9pt" style:font-size-asian="9pt" style:font-size-complex="9pt"/>
    </style:style>
    <style:style style:name="P80" style:family="paragraph" style:parent-style-name="Table_20_Contents">
      <style:paragraph-properties fo:text-align="center" style:justify-single-word="false"/>
      <style:text-properties fo:font-size="9pt" officeooo:rsid="007cb37d" officeooo:paragraph-rsid="007cb37d" style:font-size-asian="9pt" style:font-size-complex="9pt"/>
    </style:style>
    <style:style style:name="P81" style:family="paragraph" style:parent-style-name="Table_20_Contents">
      <style:paragraph-properties fo:text-align="center" style:justify-single-word="false"/>
      <style:text-properties fo:font-size="9pt" officeooo:rsid="007cb37d" officeooo:paragraph-rsid="008f0966" style:font-size-asian="9pt" style:font-size-complex="9pt"/>
    </style:style>
    <style:style style:name="P82" style:family="paragraph" style:parent-style-name="Table_20_Contents">
      <style:paragraph-properties fo:text-align="center" style:justify-single-word="false"/>
      <style:text-properties fo:font-size="9pt" officeooo:rsid="007d447d" officeooo:paragraph-rsid="007d447d" style:font-size-asian="9pt" style:font-size-complex="9pt"/>
    </style:style>
    <style:style style:name="P83" style:family="paragraph" style:parent-style-name="Table_20_Contents">
      <style:paragraph-properties fo:text-align="center" style:justify-single-word="false"/>
      <style:text-properties fo:font-size="9pt" officeooo:rsid="007d447d" officeooo:paragraph-rsid="008f0966" style:font-size-asian="9pt" style:font-size-complex="9pt"/>
    </style:style>
    <style:style style:name="P84" style:family="paragraph" style:parent-style-name="Table_20_Contents">
      <style:paragraph-properties fo:text-align="start" style:justify-single-word="false"/>
      <style:text-properties fo:font-size="9pt" officeooo:rsid="007d447d" officeooo:paragraph-rsid="007d447d" style:font-size-asian="9pt" style:font-size-complex="9pt"/>
    </style:style>
    <style:style style:name="P85" style:family="paragraph" style:parent-style-name="Table_20_Contents">
      <style:paragraph-properties fo:text-align="center" style:justify-single-word="false"/>
      <style:text-properties fo:font-size="9pt" officeooo:rsid="007e7c8b" officeooo:paragraph-rsid="007e7c8b" style:font-size-asian="9pt" style:font-size-complex="9pt"/>
    </style:style>
    <style:style style:name="P86" style:family="paragraph" style:parent-style-name="Table_20_Contents">
      <style:paragraph-properties fo:text-align="start" style:justify-single-word="false"/>
      <style:text-properties fo:font-size="9pt" officeooo:rsid="008022f7" officeooo:paragraph-rsid="008022f7" style:font-size-asian="9pt" style:font-size-complex="9pt"/>
    </style:style>
    <style:style style:name="P87" style:family="paragraph" style:parent-style-name="Table_20_Contents">
      <style:paragraph-properties fo:text-align="start" style:justify-single-word="false"/>
      <style:text-properties fo:font-size="9pt" officeooo:rsid="0087114c" officeooo:paragraph-rsid="0087114c" style:font-size-asian="9pt" style:font-size-complex="9pt"/>
    </style:style>
    <style:style style:name="P88" style:family="paragraph" style:parent-style-name="Table_20_Contents">
      <style:paragraph-properties fo:text-align="start" style:justify-single-word="false"/>
      <style:text-properties fo:font-size="9pt" officeooo:rsid="0087114c" officeooo:paragraph-rsid="00bb46a3" style:font-size-asian="9pt" style:font-size-complex="9pt"/>
    </style:style>
    <style:style style:name="P89" style:family="paragraph" style:parent-style-name="Table_20_Contents">
      <style:paragraph-properties fo:text-align="start" style:justify-single-word="false"/>
      <style:text-properties fo:font-size="9pt" officeooo:rsid="0087114c" officeooo:paragraph-rsid="00bc4b0b" style:font-size-asian="9pt" style:font-size-complex="9pt"/>
    </style:style>
    <style:style style:name="P90" style:family="paragraph" style:parent-style-name="Table_20_Contents">
      <style:paragraph-properties fo:text-align="start" style:justify-single-word="false"/>
      <style:text-properties fo:font-size="9pt" officeooo:rsid="0090aa09" officeooo:paragraph-rsid="0090aa09" style:font-size-asian="9pt" style:font-size-complex="9pt"/>
    </style:style>
    <style:style style:name="P91" style:family="paragraph" style:parent-style-name="Table_20_Contents">
      <style:paragraph-properties fo:text-align="start" style:justify-single-word="false"/>
      <style:text-properties fo:font-size="9pt" officeooo:rsid="0090aa09" officeooo:paragraph-rsid="0090bc2d" style:font-size-asian="9pt" style:font-size-complex="9pt"/>
    </style:style>
    <style:style style:name="P92" style:family="paragraph" style:parent-style-name="Table_20_Contents">
      <style:paragraph-properties fo:text-align="start" style:justify-single-word="false"/>
      <style:text-properties fo:font-size="9pt" officeooo:rsid="0090aa09" officeooo:paragraph-rsid="0090cd1d" style:font-size-asian="9pt" style:font-size-complex="9pt"/>
    </style:style>
    <style:style style:name="P93" style:family="paragraph" style:parent-style-name="Table_20_Contents">
      <style:paragraph-properties fo:text-align="start" style:justify-single-word="false"/>
      <style:text-properties fo:font-size="9pt" officeooo:rsid="0090aa09" officeooo:paragraph-rsid="0091e599" style:font-size-asian="9pt" style:font-size-complex="9pt"/>
    </style:style>
    <style:style style:name="P94" style:family="paragraph" style:parent-style-name="Table_20_Contents">
      <style:paragraph-properties fo:text-align="start" style:justify-single-word="false"/>
      <style:text-properties fo:font-size="9pt" officeooo:rsid="0090aa09" officeooo:paragraph-rsid="009b6089" style:font-size-asian="9pt" style:font-size-complex="9pt"/>
    </style:style>
    <style:style style:name="P95" style:family="paragraph" style:parent-style-name="Table_20_Contents">
      <style:paragraph-properties fo:text-align="center" style:justify-single-word="false"/>
      <style:text-properties fo:font-size="9pt" officeooo:rsid="0090aa09" officeooo:paragraph-rsid="0090aa09" style:font-size-asian="9pt" style:font-size-complex="9pt"/>
    </style:style>
    <style:style style:name="P96" style:family="paragraph" style:parent-style-name="Table_20_Contents">
      <style:paragraph-properties fo:text-align="center" style:justify-single-word="false"/>
      <style:text-properties fo:font-size="9pt" officeooo:rsid="00b2f125" officeooo:paragraph-rsid="00b2f125" style:font-size-asian="9pt" style:font-size-complex="9pt"/>
    </style:style>
    <style:style style:name="P97" style:family="paragraph" style:parent-style-name="Table_20_Contents">
      <style:paragraph-properties fo:text-align="start" style:justify-single-word="false"/>
      <style:text-properties fo:font-size="9pt" officeooo:rsid="00bc4b0b" officeooo:paragraph-rsid="00bc4b0b" style:font-size-asian="9pt" style:font-size-complex="9pt"/>
    </style:style>
    <style:style style:name="P98" style:family="paragraph" style:parent-style-name="Table_20_Contents">
      <style:paragraph-properties fo:text-align="start" style:justify-single-word="false"/>
      <style:text-properties fo:font-size="9pt" officeooo:rsid="00bd557f" officeooo:paragraph-rsid="00bd557f" style:font-size-asian="9pt" style:font-size-complex="9pt"/>
    </style:style>
    <style:style style:name="P99" style:family="paragraph" style:parent-style-name="Table_20_Contents">
      <style:paragraph-properties fo:text-align="start" style:justify-single-word="false"/>
      <style:text-properties fo:font-size="9pt" officeooo:rsid="00c6b842" officeooo:paragraph-rsid="00c6b842" style:font-size-asian="9pt" style:font-size-complex="9pt"/>
    </style:style>
    <style:style style:name="P100" style:family="paragraph" style:parent-style-name="Table_20_Contents">
      <style:paragraph-properties fo:text-align="start" style:justify-single-word="false"/>
      <style:text-properties officeooo:rsid="00a88ad3" officeooo:paragraph-rsid="00a88ad3"/>
    </style:style>
    <style:style style:name="P101" style:family="paragraph" style:parent-style-name="Table_20_Contents">
      <style:paragraph-properties fo:text-align="start" style:justify-single-word="false"/>
      <style:text-properties officeooo:rsid="00ab6e57" officeooo:paragraph-rsid="00ab6e57"/>
    </style:style>
    <style:style style:name="P102" style:family="paragraph">
      <style:paragraph-properties fo:text-align="center"/>
      <style:text-properties fo:font-size="9pt" style:font-size-asian="9pt" style:font-size-complex="9pt"/>
    </style:style>
    <style:style style:name="P103" style:family="paragraph">
      <loext:graphic-properties draw:fill-color="#eeeeee"/>
      <style:paragraph-properties fo:text-align="center"/>
      <style:text-properties fo:font-size="9pt" style:font-size-asian="9pt" style:font-size-complex="9pt"/>
    </style:style>
    <style:style style:name="P104" style:family="paragraph">
      <style:paragraph-properties fo:text-align="center"/>
    </style:style>
    <style:style style:name="P105"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style:text-underline-style="none" officeooo:rsid="0048a6ec"/>
    </style:style>
    <style:style style:name="T8" style:family="text">
      <style:text-properties style:text-underline-style="none" officeooo:rsid="00c13abb"/>
    </style:style>
    <style:style style:name="T9" style:family="text">
      <style:text-properties style:text-underline-style="none" officeooo:rsid="00c30b58"/>
    </style:style>
    <style:style style:name="T10" style:family="text">
      <style:text-properties style:text-underline-style="none" officeooo:rsid="00c35fd4"/>
    </style:style>
    <style:style style:name="T11" style:family="text">
      <style:text-properties style:text-underline-style="none" officeooo:rsid="00c417c9"/>
    </style:style>
    <style:style style:name="T12" style:family="text">
      <style:text-properties style:text-underline-style="none" officeooo:rsid="00c51a9d"/>
    </style:style>
    <style:style style:name="T13" style:family="text">
      <style:text-properties style:text-underline-style="none" officeooo:rsid="00c6b842"/>
    </style:style>
    <style:style style:name="T14" style:family="text">
      <style:text-properties style:text-underline-style="none" officeooo:rsid="00cb8835"/>
    </style:style>
    <style:style style:name="T15" style:family="text">
      <style:text-properties style:text-underline-style="none" officeooo:rsid="00ce33e3"/>
    </style:style>
    <style:style style:name="T16" style:family="text">
      <style:text-properties style:text-underline-style="none" officeooo:rsid="00cf597d"/>
    </style:style>
    <style:style style:name="T17" style:family="text">
      <style:text-properties style:text-underline-style="none" officeooo:rsid="00d0b1ae"/>
    </style:style>
    <style:style style:name="T18" style:family="text">
      <style:text-properties style:text-underline-style="none" officeooo:rsid="00d26117"/>
    </style:style>
    <style:style style:name="T19" style:family="text">
      <style:text-properties style:text-underline-style="none" officeooo:rsid="00d3a447"/>
    </style:style>
    <style:style style:name="T20" style:family="text">
      <style:text-properties style:text-underline-style="none" officeooo:rsid="00d5694d"/>
    </style:style>
    <style:style style:name="T21" style:family="text">
      <style:text-properties fo:font-variant="normal" fo:text-transform="none" fo:color="#545454" style:font-name="Liberation Serif" fo:font-size="9pt" fo:letter-spacing="normal" fo:font-style="normal" fo:font-weight="normal" officeooo:rsid="00a58bc2" style:font-size-asian="9pt" style:font-style-asian="normal" style:font-size-complex="9pt" style:font-style-complex="normal"/>
    </style:style>
    <style:style style:name="T22" style:family="text">
      <style:text-properties fo:font-variant="normal" fo:text-transform="none" fo:color="#000000" style:font-name="Liberation Serif" fo:font-size="9pt" fo:letter-spacing="normal" fo:font-style="normal" fo:font-weight="normal" style:font-size-asian="9pt" style:font-style-asian="normal" style:font-size-complex="9pt" style:font-style-complex="normal"/>
    </style:style>
    <style:style style:name="T23" style:family="text">
      <style:text-properties fo:font-variant="normal" fo:text-transform="none" fo:color="#000000" style:font-name="Liberation Serif" fo:font-size="9pt" fo:letter-spacing="normal" fo:font-style="normal" fo:font-weight="normal" officeooo:rsid="00a58bc2" style:font-size-asian="9pt" style:font-style-asian="normal" style:font-size-complex="9pt" style:font-style-complex="normal"/>
    </style:style>
    <style:style style:name="T24" style:family="text">
      <style:text-properties fo:font-variant="normal" fo:text-transform="none" fo:color="#000000" style:font-name="Liberation Serif" fo:font-size="9pt" fo:letter-spacing="normal" fo:font-style="normal" fo:font-weight="normal" officeooo:rsid="00a88ad3" style:font-size-asian="9pt" style:font-style-asian="normal" style:font-size-complex="9pt" style:font-style-complex="normal"/>
    </style:style>
    <style:style style:name="T25" style:family="text">
      <style:text-properties fo:font-variant="normal" fo:text-transform="none" fo:color="#000000" style:font-name="Liberation Serif" fo:font-size="9pt" fo:letter-spacing="normal" fo:font-style="normal" fo:font-weight="normal" officeooo:rsid="00a9d17d" style:font-size-asian="9pt" style:font-style-asian="normal" style:font-size-complex="9pt" style:font-style-complex="normal"/>
    </style:style>
    <style:style style:name="T26" style:family="text">
      <style:text-properties fo:font-size="9pt" style:font-size-asian="9pt" style:font-size-complex="9pt"/>
    </style:style>
    <style:style style:name="T27" style:family="text">
      <style:text-properties fo:font-size="9pt" officeooo:rsid="000a577d" style:font-size-asian="9pt" style:font-size-complex="9pt"/>
    </style:style>
    <style:style style:name="T28" style:family="text">
      <style:text-properties fo:font-size="9pt" officeooo:rsid="000b4b67" style:font-size-asian="9pt" style:font-size-complex="9pt"/>
    </style:style>
    <style:style style:name="T29" style:family="text">
      <style:text-properties fo:font-size="9pt" officeooo:rsid="000d25f7" style:font-size-asian="9pt" style:font-size-complex="9pt"/>
    </style:style>
    <style:style style:name="T30" style:family="text">
      <style:text-properties fo:font-size="9pt" officeooo:rsid="0009c98b" style:font-size-asian="9pt" style:font-size-complex="9pt"/>
    </style:style>
    <style:style style:name="T31" style:family="text">
      <style:text-properties fo:font-size="9pt" officeooo:rsid="007674b3" style:font-size-asian="9pt" style:font-size-complex="9pt"/>
    </style:style>
    <style:style style:name="T32" style:family="text">
      <style:text-properties fo:font-size="9pt" officeooo:rsid="008e0dcd" style:font-size-asian="9pt" style:font-size-complex="9pt"/>
    </style:style>
    <style:style style:name="T33" style:family="text">
      <style:text-properties fo:font-size="9pt" officeooo:rsid="00a3dd6f" style:font-size-asian="9pt" style:font-size-complex="9pt"/>
    </style:style>
    <style:style style:name="T34" style:family="text">
      <style:text-properties fo:font-size="9pt" officeooo:rsid="00a58bc2" style:font-size-asian="9pt" style:font-size-complex="9pt"/>
    </style:style>
    <style:style style:name="T35" style:family="text">
      <style:text-properties fo:font-size="9pt" style:text-underline-style="solid" style:text-underline-width="auto" style:text-underline-color="font-color" style:font-size-asian="9pt" style:font-size-complex="9pt"/>
    </style:style>
    <style:style style:name="T36" style:family="text">
      <style:text-properties fo:font-size="9pt" style:text-underline-style="solid" style:text-underline-width="auto" style:text-underline-color="font-color" officeooo:rsid="000a577d" style:font-size-asian="9pt" style:font-size-complex="9pt"/>
    </style:style>
    <style:style style:name="T37" style:family="text">
      <style:text-properties fo:font-size="9pt" style:text-underline-style="solid" style:text-underline-width="auto" style:text-underline-color="font-color" officeooo:rsid="0009c98b" style:font-size-asian="9pt" style:font-size-complex="9pt"/>
    </style:style>
    <style:style style:name="T38" style:family="text">
      <style:text-properties fo:font-size="9pt" style:text-underline-style="solid" style:text-underline-width="auto" style:text-underline-color="font-color" officeooo:rsid="000d25f7" style:font-size-asian="9pt" style:font-size-complex="9pt"/>
    </style:style>
    <style:style style:name="T39" style:family="text">
      <style:text-properties fo:font-size="9pt" style:text-underline-style="solid" style:text-underline-width="auto" style:text-underline-color="font-color" officeooo:rsid="0048a6ec" style:font-size-asian="9pt" style:font-size-complex="9pt"/>
    </style:style>
    <style:style style:name="T40" style:family="text">
      <style:text-properties fo:font-size="9pt" style:text-underline-style="solid" style:text-underline-width="auto" style:text-underline-color="font-color" officeooo:rsid="0048fcc7" style:font-size-asian="9pt" style:font-size-complex="9pt"/>
    </style:style>
    <style:style style:name="T41" style:family="text">
      <style:text-properties fo:font-size="9pt" style:text-underline-style="none" style:font-size-asian="9pt" style:font-size-complex="9pt"/>
    </style:style>
    <style:style style:name="T42" style:family="text">
      <style:text-properties fo:font-size="9pt" style:text-underline-style="none" officeooo:rsid="000b4b67" style:font-size-asian="9pt" style:font-size-complex="9pt"/>
    </style:style>
    <style:style style:name="T43" style:family="text">
      <style:text-properties fo:font-size="9pt" style:text-underline-style="none" officeooo:rsid="0048a6ec" style:font-size-asian="9pt" style:font-size-complex="9pt"/>
    </style:style>
    <style:style style:name="T44" style:family="text">
      <style:text-properties fo:font-size="9pt" style:text-underline-style="none" officeooo:rsid="0048fcc7" style:font-size-asian="9pt" style:font-size-complex="9pt"/>
    </style:style>
    <style:style style:name="T45" style:family="text">
      <style:text-properties fo:font-size="9pt" style:text-underline-style="none" officeooo:rsid="00793b77" style:font-size-asian="9pt" style:font-size-complex="9pt"/>
    </style:style>
    <style:style style:name="T46" style:family="text">
      <style:text-properties fo:font-size="9pt" style:text-underline-style="none" officeooo:rsid="008f380d" style:font-size-asian="9pt" style:font-size-complex="9pt"/>
    </style:style>
    <style:style style:name="T47" style:family="text">
      <style:text-properties fo:font-size="9pt" style:text-underline-style="none" officeooo:rsid="009319aa" style:font-size-asian="9pt" style:font-size-complex="9pt"/>
    </style:style>
    <style:style style:name="T48" style:family="text">
      <style:text-properties fo:font-size="9pt" style:text-underline-style="none" officeooo:rsid="00951203" style:font-size-asian="9pt" style:font-size-complex="9pt"/>
    </style:style>
    <style:style style:name="T49" style:family="text">
      <style:text-properties fo:font-size="9pt" style:text-underline-style="none" officeooo:rsid="00963749" style:font-size-asian="9pt" style:font-size-complex="9pt"/>
    </style:style>
    <style:style style:name="T50" style:family="text">
      <style:text-properties fo:font-size="9pt" style:text-underline-style="none" officeooo:rsid="00975322" style:font-size-asian="9pt" style:font-size-complex="9pt"/>
    </style:style>
    <style:style style:name="T51" style:family="text">
      <style:text-properties fo:font-size="9pt" style:text-underline-style="none" officeooo:rsid="009817ad" style:font-size-asian="9pt" style:font-size-complex="9pt"/>
    </style:style>
    <style:style style:name="T52" style:family="text">
      <style:text-properties fo:font-size="9pt" style:text-underline-style="none" officeooo:rsid="009a545a" style:font-size-asian="9pt" style:font-size-complex="9pt"/>
    </style:style>
    <style:style style:name="T53" style:family="text">
      <style:text-properties fo:font-size="9pt" style:text-underline-style="none" officeooo:rsid="00a2d1f4" style:font-size-asian="9pt" style:font-size-complex="9pt"/>
    </style:style>
    <style:style style:name="T54" style:family="text">
      <style:text-properties fo:font-size="9pt" style:text-underline-style="none" officeooo:rsid="00a2e8a1" style:font-size-asian="9pt" style:font-size-complex="9pt"/>
    </style:style>
    <style:style style:name="T55" style:family="text">
      <style:text-properties fo:font-size="9pt" style:text-underline-style="none" officeooo:rsid="00af17ac" style:font-size-asian="9pt" style:font-size-complex="9pt"/>
    </style:style>
    <style:style style:name="T56" style:family="text">
      <style:text-properties fo:font-size="9pt" style:text-underline-style="none" fo:font-weight="bold" style:font-size-asian="9pt" style:font-weight-asian="bold" style:font-size-complex="9pt" style:font-weight-complex="bold"/>
    </style:style>
    <style:style style:name="T57" style:family="text">
      <style:text-properties fo:font-size="9pt" style:text-underline-style="none" fo:font-weight="bold" officeooo:rsid="00975322" style:font-size-asian="9pt" style:font-weight-asian="bold" style:font-size-complex="9pt" style:font-weight-complex="bold"/>
    </style:style>
    <style:style style:name="T58" style:family="text">
      <style:text-properties fo:font-size="9pt" fo:font-weight="normal" officeooo:rsid="006ff93c" style:font-size-asian="7.84999990463257pt" style:font-weight-asian="normal" style:font-size-complex="9pt" style:font-weight-complex="normal"/>
    </style:style>
    <style:style style:name="T59" style:family="text">
      <style:text-properties fo:font-size="9pt" fo:font-weight="normal" officeooo:rsid="007674b3" style:font-size-asian="7.84999990463257pt" style:font-weight-asian="normal" style:font-size-complex="9pt" style:font-weight-complex="normal"/>
    </style:style>
    <style:style style:name="T60" style:family="text">
      <style:text-properties fo:font-size="9pt" fo:font-weight="normal" officeooo:rsid="0071dbcd" style:font-size-asian="7.84999990463257pt" style:font-weight-asian="normal" style:font-size-complex="9pt" style:font-weight-complex="normal"/>
    </style:style>
    <style:style style:name="T61" style:family="text">
      <style:text-properties officeooo:rsid="00114da8"/>
    </style:style>
    <style:style style:name="T62" style:family="text">
      <style:text-properties officeooo:rsid="00143b7a"/>
    </style:style>
    <style:style style:name="T63" style:family="text">
      <style:text-properties officeooo:rsid="0014e861"/>
    </style:style>
    <style:style style:name="T64" style:family="text">
      <style:text-properties fo:font-weight="normal" style:font-weight-asian="normal" style:font-weight-complex="normal"/>
    </style:style>
    <style:style style:name="T65" style:family="text">
      <style:text-properties fo:font-weight="normal" officeooo:rsid="00169851" style:font-weight-asian="normal" style:font-weight-complex="normal"/>
    </style:style>
    <style:style style:name="T66" style:family="text">
      <style:text-properties fo:font-weight="normal" officeooo:rsid="00171f17" style:font-weight-asian="normal" style:font-weight-complex="normal"/>
    </style:style>
    <style:style style:name="T67" style:family="text">
      <style:text-properties fo:font-weight="normal" officeooo:rsid="00180d9d" style:font-weight-asian="normal" style:font-weight-complex="normal"/>
    </style:style>
    <style:style style:name="T68" style:family="text">
      <style:text-properties fo:font-weight="normal" officeooo:rsid="001b6ec1" style:font-weight-asian="normal" style:font-weight-complex="normal"/>
    </style:style>
    <style:style style:name="T69" style:family="text">
      <style:text-properties fo:font-weight="normal" officeooo:rsid="001d1128" style:font-weight-asian="normal" style:font-weight-complex="normal"/>
    </style:style>
    <style:style style:name="T70" style:family="text">
      <style:text-properties fo:font-weight="normal" officeooo:rsid="001f040f" style:font-weight-asian="normal" style:font-weight-complex="normal"/>
    </style:style>
    <style:style style:name="T71" style:family="text">
      <style:text-properties fo:font-weight="normal" officeooo:rsid="0020ee91" style:font-weight-asian="normal" style:font-weight-complex="normal"/>
    </style:style>
    <style:style style:name="T72" style:family="text">
      <style:text-properties fo:font-weight="normal" officeooo:rsid="002120af" style:font-weight-asian="normal" style:font-weight-complex="normal"/>
    </style:style>
    <style:style style:name="T73" style:family="text">
      <style:text-properties fo:font-weight="normal" officeooo:rsid="002167ca" style:font-weight-asian="normal" style:font-weight-complex="normal"/>
    </style:style>
    <style:style style:name="T74" style:family="text">
      <style:text-properties fo:font-weight="normal" officeooo:rsid="00252613" style:font-weight-asian="normal" style:font-weight-complex="normal"/>
    </style:style>
    <style:style style:name="T75" style:family="text">
      <style:text-properties fo:font-weight="normal" officeooo:rsid="00254d61" style:font-weight-asian="normal" style:font-weight-complex="normal"/>
    </style:style>
    <style:style style:name="T76" style:family="text">
      <style:text-properties fo:font-weight="normal" officeooo:rsid="0025be76" style:font-weight-asian="normal" style:font-weight-complex="normal"/>
    </style:style>
    <style:style style:name="T77" style:family="text">
      <style:text-properties fo:font-weight="normal" officeooo:rsid="0027e337" style:font-weight-asian="normal" style:font-weight-complex="normal"/>
    </style:style>
    <style:style style:name="T78" style:family="text">
      <style:text-properties fo:font-weight="normal" officeooo:rsid="002b02b6" style:font-weight-asian="normal" style:font-weight-complex="normal"/>
    </style:style>
    <style:style style:name="T79" style:family="text">
      <style:text-properties fo:font-weight="normal" officeooo:rsid="002c2411" style:font-weight-asian="normal" style:font-weight-complex="normal"/>
    </style:style>
    <style:style style:name="T80" style:family="text">
      <style:text-properties fo:font-weight="normal" officeooo:rsid="002ee1d9" style:font-weight-asian="normal" style:font-weight-complex="normal"/>
    </style:style>
    <style:style style:name="T81" style:family="text">
      <style:text-properties fo:font-weight="normal" officeooo:rsid="003571b9" style:font-weight-asian="normal" style:font-weight-complex="normal"/>
    </style:style>
    <style:style style:name="T82" style:family="text">
      <style:text-properties fo:font-weight="normal" officeooo:rsid="0036d24f" style:font-weight-asian="normal" style:font-weight-complex="normal"/>
    </style:style>
    <style:style style:name="T83" style:family="text">
      <style:text-properties fo:font-weight="normal" officeooo:rsid="003a0cb5" style:font-weight-asian="normal" style:font-weight-complex="normal"/>
    </style:style>
    <style:style style:name="T84" style:family="text">
      <style:text-properties fo:font-weight="normal" officeooo:rsid="00445551" style:font-weight-asian="normal" style:font-weight-complex="normal"/>
    </style:style>
    <style:style style:name="T85" style:family="text">
      <style:text-properties fo:font-weight="normal" officeooo:rsid="0061eb0a" style:font-weight-asian="normal" style:font-weight-complex="normal"/>
    </style:style>
    <style:style style:name="T86" style:family="text">
      <style:text-properties fo:font-weight="normal" officeooo:rsid="005c8d91" style:font-weight-asian="normal" style:font-weight-complex="normal"/>
    </style:style>
    <style:style style:name="T87" style:family="text">
      <style:text-properties fo:font-weight="normal" officeooo:rsid="005b050e" style:font-weight-asian="normal" style:font-weight-complex="normal"/>
    </style:style>
    <style:style style:name="T88" style:family="text">
      <style:text-properties fo:font-weight="normal" officeooo:rsid="0067aee1" style:font-weight-asian="normal" style:font-weight-complex="normal"/>
    </style:style>
    <style:style style:name="T89" style:family="text">
      <style:text-properties fo:font-weight="normal" officeooo:rsid="00691ac7" style:font-weight-asian="normal" style:font-weight-complex="normal"/>
    </style:style>
    <style:style style:name="T90" style:family="text">
      <style:text-properties fo:font-weight="normal" officeooo:rsid="0069def3" style:font-weight-asian="normal" style:font-weight-complex="normal"/>
    </style:style>
    <style:style style:name="T91" style:family="text">
      <style:text-properties fo:font-weight="normal" officeooo:rsid="006ff93c" style:font-weight-asian="normal" style:font-weight-complex="normal"/>
    </style:style>
    <style:style style:name="T92" style:family="text">
      <style:text-properties fo:font-weight="normal" officeooo:rsid="0071dbcd" style:font-weight-asian="normal" style:font-weight-complex="normal"/>
    </style:style>
    <style:style style:name="T93" style:family="text">
      <style:text-properties fo:font-weight="normal" officeooo:rsid="00725e08" style:font-weight-asian="normal" style:font-weight-complex="normal"/>
    </style:style>
    <style:style style:name="T94" style:family="text">
      <style:text-properties fo:font-weight="normal" officeooo:rsid="007325c6" style:font-weight-asian="normal" style:font-weight-complex="normal"/>
    </style:style>
    <style:style style:name="T95" style:family="text">
      <style:text-properties fo:font-weight="normal" officeooo:rsid="0074d1b4" style:font-weight-asian="normal" style:font-weight-complex="normal"/>
    </style:style>
    <style:style style:name="T96" style:family="text">
      <style:text-properties fo:font-weight="normal" officeooo:rsid="00755762" style:font-weight-asian="normal" style:font-weight-complex="normal"/>
    </style:style>
    <style:style style:name="T97" style:family="text">
      <style:text-properties officeooo:rsid="001b6ec1"/>
    </style:style>
    <style:style style:name="T98" style:family="text">
      <style:text-properties fo:font-weight="bold" style:font-weight-asian="bold" style:font-weight-complex="bold"/>
    </style:style>
    <style:style style:name="T99" style:family="text">
      <style:text-properties fo:font-weight="bold" officeooo:rsid="003f4940" style:font-weight-asian="bold" style:font-weight-complex="bold"/>
    </style:style>
    <style:style style:name="T100" style:family="text">
      <style:text-properties fo:font-weight="bold" officeooo:rsid="00445551" style:font-weight-asian="bold" style:font-weight-complex="bold"/>
    </style:style>
    <style:style style:name="T101" style:family="text">
      <style:text-properties fo:font-weight="bold" officeooo:rsid="005b050e" style:font-weight-asian="bold" style:font-weight-complex="bold"/>
    </style:style>
    <style:style style:name="T102" style:family="text">
      <style:text-properties fo:font-weight="bold" officeooo:rsid="00b29c5c" style:font-weight-asian="bold" style:font-weight-complex="bold"/>
    </style:style>
    <style:style style:name="T103" style:family="text">
      <style:text-properties officeooo:rsid="003f4940"/>
    </style:style>
    <style:style style:name="T104" style:family="text">
      <style:text-properties officeooo:rsid="00445551"/>
    </style:style>
    <style:style style:name="T105" style:family="text">
      <style:text-properties officeooo:rsid="004c8ceb"/>
    </style:style>
    <style:style style:name="T106" style:family="text">
      <style:text-properties officeooo:rsid="004de1da"/>
    </style:style>
    <style:style style:name="T107" style:family="text">
      <style:text-properties officeooo:rsid="004f33db"/>
    </style:style>
    <style:style style:name="T108" style:family="text">
      <style:text-properties officeooo:rsid="00538626"/>
    </style:style>
    <style:style style:name="T109" style:family="text">
      <style:text-properties officeooo:rsid="0054af2b"/>
    </style:style>
    <style:style style:name="T110" style:family="text">
      <style:text-properties officeooo:rsid="0054d38d"/>
    </style:style>
    <style:style style:name="T111" style:family="text">
      <style:text-properties style:font-name="Liberation Serif1" officeooo:rsid="0054d38d"/>
    </style:style>
    <style:style style:name="T112" style:family="text">
      <style:text-properties style:font-name="Liberation Serif1" officeooo:rsid="006786bf"/>
    </style:style>
    <style:style style:name="T113" style:family="text">
      <style:text-properties style:font-name="Liberation Serif1" officeooo:rsid="006796ff"/>
    </style:style>
    <style:style style:name="T114" style:family="text">
      <style:text-properties style:font-name="Liberation Serif1" officeooo:rsid="00691ac7"/>
    </style:style>
    <style:style style:name="T115" style:family="text">
      <style:text-properties officeooo:rsid="005b050e"/>
    </style:style>
    <style:style style:name="T116" style:family="text">
      <style:text-properties officeooo:rsid="005f9e25"/>
    </style:style>
    <style:style style:name="T117" style:family="text">
      <style:text-properties officeooo:rsid="0061527b"/>
    </style:style>
    <style:style style:name="T118" style:family="text">
      <style:text-properties officeooo:rsid="006535d7"/>
    </style:style>
    <style:style style:name="T119" style:family="text">
      <style:text-properties officeooo:rsid="0065e26e"/>
    </style:style>
    <style:style style:name="T120" style:family="text">
      <style:text-properties officeooo:rsid="0067aee1"/>
    </style:style>
    <style:style style:name="T121" style:family="text">
      <style:text-properties officeooo:rsid="00793b77"/>
    </style:style>
    <style:style style:name="T122" style:family="text">
      <style:text-properties officeooo:rsid="0079e4bf"/>
    </style:style>
    <style:style style:name="T123" style:family="text">
      <style:text-properties officeooo:rsid="007b1549"/>
    </style:style>
    <style:style style:name="T124" style:family="text">
      <style:text-properties officeooo:rsid="007d447d"/>
    </style:style>
    <style:style style:name="T125" style:family="text">
      <style:text-properties officeooo:rsid="007e42f0"/>
    </style:style>
    <style:style style:name="T126" style:family="text">
      <style:text-properties officeooo:rsid="0088b1ac"/>
    </style:style>
    <style:style style:name="T127" style:family="text">
      <style:text-properties officeooo:rsid="008b6124"/>
    </style:style>
    <style:style style:name="T128" style:family="text">
      <style:text-properties officeooo:rsid="0090bc2d"/>
    </style:style>
    <style:style style:name="T129" style:family="text">
      <style:text-properties officeooo:rsid="0090cd1d"/>
    </style:style>
    <style:style style:name="T130" style:family="text">
      <style:text-properties officeooo:rsid="0091e599"/>
    </style:style>
    <style:style style:name="T131" style:family="text">
      <style:text-properties officeooo:rsid="0096d950"/>
    </style:style>
    <style:style style:name="T132" style:family="text">
      <style:text-properties officeooo:rsid="009b6089"/>
    </style:style>
    <style:style style:name="T133" style:family="text">
      <style:text-properties officeooo:rsid="009f7e88"/>
    </style:style>
    <style:style style:name="T134" style:family="text">
      <style:text-properties officeooo:rsid="00a1f188"/>
    </style:style>
    <style:style style:name="T135" style:family="text">
      <style:text-properties officeooo:rsid="00b29c5c"/>
    </style:style>
    <style:style style:name="T136" style:family="text">
      <style:text-properties officeooo:rsid="00b2f125"/>
    </style:style>
    <style:style style:name="T137" style:family="text">
      <style:text-properties officeooo:rsid="00baf6a1"/>
    </style:style>
    <style:style style:name="T138" style:family="text">
      <style:text-properties officeooo:rsid="00bb46a3"/>
    </style:style>
    <style:style style:name="T139" style:family="text">
      <style:text-properties officeooo:rsid="00bc4b0b"/>
    </style:style>
    <style:style style:name="T140" style:family="text">
      <style:text-properties officeooo:rsid="00bc8a31"/>
    </style:style>
    <style:style style:name="T141" style:family="text">
      <style:text-properties officeooo:rsid="00bd557f"/>
    </style:style>
    <style:style style:name="T142" style:family="text">
      <style:text-properties officeooo:rsid="00c6b842"/>
    </style:style>
    <style:style style:name="T143" style:family="text">
      <style:text-properties officeooo:rsid="00c88da2"/>
    </style:style>
    <style:style style:name="T144"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9">Problem background</text:p>
      <text:p text:style-name="P10"/>
      <text:list xml:id="list1055872781882776293" text:style-name="L1">
        <text:list-item>
          <text:p text:style-name="P14"><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5"><text:span text:style-name="T1">Preprocessing was done through spacy (we used the given .processed file).</text:span></text:p>
        </text:list-item>
        <text:list-item>
          <text:p text:style-name="P16"><text:span text:style-name="T6">Challenges</text:span><text:span text:style-name="T1">:</text:span></text:p>
          <text:list>
            <text:list-item>
              <text:p text:style-name="P5"><text:span text:style-name="T38">S</text:span><text:span text:style-name="T37">mall dataset</text:span><text:span text:style-name="T30">: 354 sentences for training </text:span><text:span text:style-name="T31">(</text:span><text:span text:style-name="T58">536 </text:span><text:span text:style-name="T59">relations)</text:span><text:span text:style-name="T30">, 340 sentences for development </text:span><text:span text:style-name="T31">(</text:span><text:span text:style-name="T60">516 </text:span><text:span text:style-name="T59">relations</text:span><text:span text:style-name="T31">)</text:span><text:span text:style-name="T30"> .</text:span></text:p>
            </text:list-item>
            <text:list-item>
              <text:p text:style-name="P4"><text:span text:style-name="T36">Mismatches between input and labels</text:span><text:span text:style-name="T27">: .annotations file contained entities that were different then .processed file.<text:line-break/></text:span><text:span text:style-name="T28">1. </text:span><text:span text:style-name="T29">D</text:span><text:span text:style-name="T42">ifferent chunking</text:span><text:span text:style-name="T28">: </text:span><text:span text:style-name="T27">i.e “</text:span><text:span text:style-name="T28">Southern California Edison</text:span><text:span text:style-name="T27">” (.annotations), “</text:span><text:span text:style-name="T28">Edison</text:span><text:span text:style-name="T27">” (.processed).<text:line-break/></text:span><text:span text:style-name="T28">2. Missing </text:span><text:span text:style-name="T29">NER in .proccessed: i.e </text:span><text:span text:style-name="T27">“National Aeronautics and Space Administration” </text:span><text:span text:style-name="T28">(.annotations)<text:line-break/> </text:span><text:span text:style-name="T2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6"><text:span text:style-name="T27"/></text:p>
      <text:p text:style-name="P10"/>
      <text:p text:style-name="P10">1. <text:span text:style-name="T4">Model description</text:span></text:p>
      <text:p text:style-name="P3"/>
      <text:p text:style-name="P32">For this assignment, we chose a pure ML approach. Forgetting rule based methods. It <text:span text:style-name="T61">is</text:span> not to say <text:span text:style-name="T62">rules would not work here</text:span>, <text:span text:style-name="T62">however all the rules we tried, were already modeled by the neural network, and gave no improvement</text:span>. <text:span text:style-name="T135">(</text:span><text:span text:style-name="T102">TODO</text:span><text:span text:style-name="T135">: change if adding rules)</text:span></text:p>
      <text:p text:style-name="P32"/>
      <text:list xml:id="list4310909942800283244" text:style-name="L5">
        <text:list-item>
          <text:p text:style-name="P33">Preprocessing:</text:p>
          <text:p text:style-name="P34">- input file<text:span text:style-name="T97">s</text:span>: .proccessed (generated by spacy), .<text:span text:style-name="T97">annotated file</text:span></text:p>
          <text:p text:style-name="P34">- <text:span text:style-name="T63">feature extraction: for every sentence, find all possible Named Entities pairs. For each pair:</text:span></text:p>
          <text:list>
            <text:list-item>
              <text:p text:style-name="P35">named entity 1 type (example: PERSON)</text:p>
            </text:list-item>
            <text:list-item>
              <text:p text:style-name="P35">named entity 2 type (example: ORG)</text:p>
            </text:list-item>
            <text:list-item>
              <text:p text:style-name="P35">constituent path: </text:p>
              <text:list>
                <text:list-item>
                  <text:p text:style-name="P35">find dependency path between entity 1 and entity 2 <text:span text:style-name="T105">(including ROOT if needed)</text:span></text:p>
                </text:list-item>
                <text:list-item>
                  <text:p text:style-name="P35">convert each node on the path to NODE_POS_TAG-DIRECTION, and join them to a long string.</text:p>
                  <text:p text:style-name="P35">(example: “NNP-U NN-U S-U S-D NN-D IN-D NNP-D”)</text:p>
                </text:list-item>
              </text:list>
            </text:list-item>
            <text:list-item>
              <text:p text:style-name="P36">dependency path:</text:p>
              <text:list>
                <text:list-item>
                  <text:p text:style-name="P52">find <text:span text:style-name="T106">dependency path between entity 1 and entity 2 (if ROOT is in path, return UNK)</text:span></text:p>
                </text:list-item>
                <text:list-item>
                  <text:p text:style-name="P55">remove common ancestor node from path</text:p>
                </text:list-item>
                <text:list-item>
                  <text:p text:style-name="P53">convert each node on path to WORD-DIRECTION-DEP_TYPE</text:p>
                  <text:p text:style-name="P54">(example: “<text:span text:style-name="T107">arrested-L-relcl night-L-npadvmod Tuesday-L-compound five-R-nummod”</text:span></text:p>
                </text:list-item>
              </text:list>
            </text:list-item>
            <text:list-item>
              <text:p text:style-name="P56"><text:span text:style-name="T98">TODO</text:span>: new feature <text:span text:style-name="T137">added yesterday</text:span>?</text:p>
            </text:list-item>
          </text:list>
          <text:p text:style-name="P39">- <text:span text:style-name="T65">link </text:span><text:span text:style-name="T66">every training example </text:span><text:span text:style-name="T67">(every pair from the previous step)</text:span><text:span text:style-name="T66"> to it’s annotation (if it does not exist, the annotation is<text:line-break/> <text:s/>‘None’):</text:span></text:p>
          <text:list text:continue-numbering="true">
            <text:list-item>
              <text:p text:style-name="P40"><text:span text:style-name="T66">f</text:span><text:span text:style-name="T64">or every sentence:</text:span></text:p>
              <text:list>
                <text:list-header>
                  <text:p text:style-name="P40"><text:span text:style-name="T64">1. find all possible </text:span><text:span text:style-name="T68">NE</text:span><text:span text:style-name="T64"> pairs in .proccessed, and all pairs in .annotated</text:span></text:p>
                  <text:p text:style-name="P40"><text:span text:style-name="T64">2. </text:span><text:span text:style-name="T68">for every NE (named entity) pair in .annotated, find most similar pair in .processed:</text:span></text:p>
                  <text:list>
                    <text:list-item>
                      <text:list>
                        <text:list-item>
                          <text:p text:style-name="P41"><text:span text:style-name="T68">m</text:span><text:span text:style-name="T64">ost similar: computed by using python SequenceMatcher.ratio() which gives score between [0,1] for similarity between two strings. </text:span><text:span text:style-name="T71">Let this ratio() be called score() </text:span><text:span text:style-name="T72">for this work</text:span><text:span text:style-name="T71">.</text:span></text:p>
                        </text:list-item>
                        <text:list-item>
                          <text:p text:style-name="P42"><text:span text:style-name="T64">most similar(ne_annotated_1, ne_annotated_2) = max(</text:span><text:span text:style-name="T69">score(ne1,</text:span><text:span text:style-name="T64">ne_annotated_1</text:span><text:span text:style-name="T69">)</text:span><text:span text:style-name="T71">+score(ne2,ne_annotated_2)</text:span><text:span text:style-name="T69">) for every ne1,ne2 in .processed pairs for </text:span><text:span text:style-name="T70">this </text:span><text:span text:style-name="T69">sentence.</text:span></text:p>
                        </text:list-item>
                      </text:list>
                    </text:list-item>
                  </text:list>
                </text:list-header>
              </text:list>
            </text:list-item>
          </text:list>
        </text:list-item>
      </text:list>
      <text:p text:style-name="P43"><text:span text:style-name="T69"><text:tab/><text:tab/></text:span><text:span text:style-name="T73">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45"><text:span text:style-name="T73">L</text:span><text:span text:style-name="T64">ogic: As we explained in the Challenges section of the problem background, NE in .annotations that </text:span>have<text:span text:style-name="T64"> a match in the .proccessed suffer from different chunking problem. So United States in one, might appear as “the United States” in the other. That is why we believe (and verified) that </text:span><text:span text:style-name="T76">(2) </text:span><text:span text:style-name="T64">“most similar” would produce the correct match. </text:span>If one exists.<text:span text:style-name="T64"> </text:span>On all cases<text:span text:style-name="T64">. </text:span><text:span text:style-name="T74">(technically we still might miss, however it is unlikely </text:span><text:span text:style-name="T75">that a more similar match would exist then the correct one</text:span><text:span text:style-name="T74">)</text:span></text:p>
          <text:p text:style-name="P45"><text:span text:style-name="T64"><text:s/></text:span><text:span text:style-name="T74">The only </text:span><text:span text:style-name="T77">(probable) </text:span><text:span text:style-name="T74">case this might not work, is if the correct NE was missed by spacy entirely (not just </text:span><text:span text:style-name="T83">chunk</text:span><text:span text:style-name="T74"> of it), </text:span><text:span text:style-name="T76">that is why we perform (3) filtering.</text:span></text:p>
        </text:list-item>
        <text:list-item>
          <text:p text:style-name="P44"><text:span text:style-name="T64">Results: </text:span></text:p>
          <text:list>
            <text:list-item>
              <text:p text:style-name="P46"><text:span text:style-name="T64">Precision: </text:span><text:span text:style-name="T78">100% (if a correct match exists, it is selected).</text:span></text:p>
            </text:list-item>
            <text:list-item>
              <text:p text:style-name="P47"><text:span text:style-name="T64">Recall: 100% </text:span><text:span text:style-name="T79">(</text:span><text:span text:style-name="T82">if a match is filtered out, it is incorrect</text:span><text:span text:style-name="T79">)</text:span></text:p>
            </text:list-item>
            <text:list-item>
              <text:p text:style-name="P48"><text:span text:style-name="T79">T</text:span><text:span text:style-name="T64">he above results are estimated, from looking at the data, very small miscalculations are possible.<text:line-break/>Filtered out matches are printed during training, so by looking at it, you can estimate the recall.</text:span></text:p>
            </text:list-item>
            <text:list-item>
              <text:p text:style-name="P48"><text:soft-page-break/><text:span text:style-name="T64">Spacy mistagging statistics:</text:span></text:p>
              <text:list>
                <text:list-item>
                  <text:p text:style-name="P49"><text:span text:style-name="T64">Train:<text:tab/>52/</text:span><text:span text:style-name="T91">536</text:span><text:span text:style-name="T64"> </text:span><text:span text:style-name="T95">relation </text:span><text:span text:style-name="T64">annotations were filtered out because of no match (</text:span><text:span text:style-name="T93">9.701</text:span><text:span text:style-name="T64">%).</text:span></text:p>
                </text:list-item>
                <text:list-item>
                  <text:p text:style-name="P50"><text:span text:style-name="T64">Dev:<text:tab/>75/</text:span><text:span text:style-name="T92">516</text:span><text:span text:style-name="T64"> </text:span><text:span text:style-name="T96">relation </text:span><text:span text:style-name="T64">annotations were filtered out because of no match (</text:span><text:span text:style-name="T94">14.53</text:span><text:span text:style-name="T80">%</text:span><text:span text:style-name="T64">).</text:span></text:p>
                </text:list-item>
                <text:list-item>
                  <text:p text:style-name="P37"><text:span text:style-name="T81">S</text:span><text:span text:style-name="T64">pacy mistagging hurts our model performance at this stage.</text:span></text:p>
                </text:list-item>
              </text:list>
            </text:list-item>
          </text:list>
        </text:list-item>
      </text:list>
      <text:p text:style-name="P38"><text:span text:style-name="T64"/></text:p>
      <text:list xml:id="list162310696210699" text:continue-list="list4310909942800283244" text:style-name="L5">
        <text:list-item>
          <text:p text:style-name="P17">Model</text:p>
          <text:list>
            <text:list-item>
              <text:p text:style-name="P18">E<text:span text:style-name="T103">1</text:span>(<text:span text:style-name="T108">ne_type</text:span>): <text:span text:style-name="T103">ne_type</text:span> →<text:span text:style-name="T108"> embedding of size </text:span><text:span text:style-name="T99">TODO</text:span>.</text:p>
            </text:list-item>
            <text:list-item>
              <text:p text:style-name="P20">E2(<text:span text:style-name="T109">constituent_path_node</text:span>): <text:span text:style-name="T116">pos-direction → E2’(pos) </text:span><text:span text:style-name="T111">°</text:span><text:span text:style-name="T110"> E2’’(direction)</text:span>:</text:p>
              <text:list>
                <text:list-header>
                  <text:p text:style-name="P23">E2’(<text:span text:style-name="T117">pos</text:span>): <text:span text:style-name="T115">pos → embedding of size </text:span><text:span text:style-name="T101">TODO</text:span></text:p>
                  <text:p text:style-name="P25"><text:span text:style-name="T64">E2’(</text:span><text:span text:style-name="T85">direction</text:span><text:span text:style-name="T64">): </text:span><text:span text:style-name="T86">direction → embedding of size </text:span><text:span text:style-name="T101">TODO</text:span></text:p>
                </text:list-header>
              </text:list>
            </text:list-item>
            <text:list-item>
              <text:p text:style-name="P21">E<text:span text:style-name="T118">3</text:span>(<text:span text:style-name="T118">dependency_path_node</text:span>): <text:span text:style-name="T119">word-direction-dep → E3’(word) </text:span><text:span text:style-name="T111">°</text:span><text:span text:style-name="T110"> E3’’(direction) </text:span><text:span text:style-name="T111">° </text:span><text:span text:style-name="T112">E3’’’(</text:span><text:span text:style-name="T113">dep_</text:span><text:span text:style-name="T114">type</text:span><text:span text:style-name="T113">)</text:span>:</text:p>
              <text:list>
                <text:list-header>
                  <text:p text:style-name="P24">E<text:span text:style-name="T120">3</text:span>’(<text:span text:style-name="T120">word</text:span>): <text:span text:style-name="T120">word → embedding of size </text:span><text:span text:style-name="T101">TODO</text:span></text:p>
                  <text:p text:style-name="P24"><text:span text:style-name="T64">E</text:span><text:span text:style-name="T88">3</text:span><text:span text:style-name="T64">’’(</text:span><text:span text:style-name="T85">direction</text:span><text:span text:style-name="T64">): </text:span><text:span text:style-name="T86">direction → embedding of size </text:span><text:span text:style-name="T101">TODO</text:span></text:p>
                  <text:p text:style-name="P26"><text:span text:style-name="T87">E</text:span><text:span text:style-name="T88">3’’</text:span><text:span text:style-name="T87">’(</text:span><text:span text:style-name="T89">dep_type</text:span><text:span text:style-name="T87">): </text:span><text:span text:style-name="T86">d</text:span><text:span text:style-name="T90">ep_type</text:span><text:span text:style-name="T86"> → embedding of size </text:span><text:span text:style-name="T101">TODO</text:span></text:p>
                </text:list-header>
              </text:list>
            </text:list-item>
            <text:list-item>
              <text:p text:style-name="P19"><text:span text:style-name="T84">LSTM: </text:span><text:span text:style-name="T100">TODO</text:span> <text:span text:style-name="T104">(short description)</text:span></text:p>
            </text:list-item>
            <text:list-item>
              <text:p text:style-name="P22">MLP: <text:span text:style-name="T98">TODO </text:span><text:span text:style-name="T64">(short description)</text:span></text:p>
              <text:p text:style-name="P18"/>
            </text:list-item>
          </text:list>
        </text:list-item>
      </text:list>
      <text:p text:style-name="P1"><draw:custom-shape text:anchor-type="paragraph" draw:z-index="0" draw:name="Shape1" draw:style-name="gr1" draw:text-style-name="P103" svg:width="0.8213in" svg:height="0.2413in" svg:x="0.2398in" svg:y="0.0173in"><text:p text:style-name="P102"><text:span text:style-name="T26">E1(ne_type_1)</text:span></text:p><draw:enhanced-geometry svg:viewBox="0 0 21600 21600" draw:type="rectangle" draw:enhanced-path="M 0 0 L 21600 0 21600 21600 0 21600 0 0 Z N"/></draw:custom-shape><draw:custom-shape text:anchor-type="paragraph" draw:z-index="1" draw:name="Shape1" draw:style-name="gr1" draw:text-style-name="P103" svg:width="0.8213in" svg:height="0.2413in" svg:x="1.4575in" svg:y="0.0173in"><text:p text:style-name="P102"><text:span text:style-name="T26">E1(ne_type_2)</text:span></text:p><draw:enhanced-geometry svg:viewBox="0 0 21600 21600" draw:type="rectangle" draw:enhanced-path="M 0 0 L 21600 0 21600 21600 0 21600 0 0 Z N"/></draw:custom-shape><draw:custom-shape text:anchor-type="paragraph" draw:z-index="2" draw:name="Shape1" draw:style-name="gr2" draw:text-style-name="P103" svg:width="2.1287in" svg:height="0.2343in" svg:x="2.6693in" svg:y="0.0244in"><text:p text:style-name="P102"><text:span text:style-name="T26">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103" svg:width="2.1287in" svg:height="0.2343in" svg:x="5.0201in" svg:y="0.0307in"><text:p text:style-name="P102"><text:span text:style-name="T26">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104" svg:x1="3.6909in" svg:y1="0.2583in" svg:x2="3.6783in" svg:y2="0.8366in"><text:p/></draw:line><draw:custom-shape text:anchor-type="paragraph" draw:z-index="5" draw:name="Shape1" draw:style-name="gr4" draw:text-style-name="P103" svg:width="0.9906in" svg:height="0.2413in" svg:x="3.2929in" svg:y="0.8374in"><text:p text:style-name="P102"><text:span text:style-name="T26">Vector(</text:span><text:span text:style-name="T144">TODO</text:span><text:span text:style-name="T26"> size)</text:span></text:p><draw:enhanced-geometry svg:viewBox="0 0 21600 21600" draw:type="rectangle" draw:enhanced-path="M 0 0 L 21600 0 21600 21600 0 21600 0 0 Z N"/></draw:custom-shape><draw:custom-shape text:anchor-type="paragraph" draw:z-index="6" draw:name="Shape1" draw:style-name="gr5" draw:text-style-name="P103" svg:width="0.978in" svg:height="0.2413in" svg:x="5.6693in" svg:y="0.8445in"><text:p text:style-name="P102"><text:span text:style-name="T26">Vector(</text:span><text:span text:style-name="T144">TODO</text:span><text:span text:style-name="T26"> size)</text:span></text:p><draw:enhanced-geometry svg:viewBox="0 0 21600 21600" draw:type="rectangle" draw:enhanced-path="M 0 0 L 21600 0 21600 21600 0 21600 0 0 Z N"/></draw:custom-shape><draw:line text:anchor-type="paragraph" draw:z-index="7" draw:name="Shape2" draw:style-name="gr3" draw:text-style-name="P104" svg:x1="6.0744in" svg:y1="0.2646in" svg:x2="6.0618in" svg:y2="0.8429in"><text:p/></draw:line><draw:line text:anchor-type="paragraph" draw:z-index="8" draw:name="Shape2" draw:style-name="gr3" draw:text-style-name="P104" svg:x1="3.7102in" svg:y1="1.0783in" svg:x2="1.7311in" svg:y2="1.6638in"><text:p/></draw:line><draw:line text:anchor-type="paragraph" draw:z-index="9" draw:name="Shape2" draw:style-name="gr3" draw:text-style-name="P104" svg:x1="6.1264in" svg:y1="1.0854in" svg:x2="1.7311in" svg:y2="1.6638in"><text:p/></draw:line><draw:custom-shape text:anchor-type="paragraph" draw:z-index="10" draw:name="Shape1" draw:style-name="gr2" draw:text-style-name="P103" svg:width="2.1287in" svg:height="0.2343in" svg:x="0.7492in" svg:y="1.6638in"><text:p text:style-name="P102"><text:span text:style-name="T26">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104" svg:x1="1.8484in" svg:y1="0.2583in" svg:x2="1.7311in" svg:y2="1.6638in"><text:p/></draw:line><draw:line text:anchor-type="paragraph" draw:z-index="12" draw:name="Shape2" draw:style-name="gr3" draw:text-style-name="P104" svg:x1="0.5925in" svg:y1="0.2583in" svg:x2="1.7315in" svg:y2="1.6638in"><text:p/></draw:line><draw:frame text:anchor-type="paragraph" draw:z-index="13" draw:name="Shape3" draw:style-name="gr6" draw:text-style-name="P105" svg:width="0.3913in" svg:height="0.1567in" svg:x="3.7429in" svg:y="0.4728in"><draw:text-box><text:p><text:span text:style-name="T26">LSTM</text:span></text:p></draw:text-box></draw:frame><draw:frame text:anchor-type="paragraph" draw:z-index="14" draw:name="Shape3" draw:style-name="gr6" draw:text-style-name="P105" svg:width="0.3913in" svg:height="0.1567in" svg:x="6.1646in" svg:y="0.4665in"><draw:text-box><text:p><text:span text:style-name="T26">LSTM</text:span></text:p></draw:text-box></draw:frame><draw:line text:anchor-type="paragraph" draw:z-index="15" draw:name="Shape2" draw:style-name="gr3" draw:text-style-name="P104" svg:x1="1.739in" svg:y1="1.898in" svg:x2="1.739in" svg:y2="2.276in"><text:p/></draw:line><draw:custom-shape text:anchor-type="paragraph" draw:z-index="16" draw:name="Shape1" draw:style-name="gr7" draw:text-style-name="P103" svg:width="0.5717in" svg:height="0.2343in" svg:x="1.4201in" svg:y="2.2693in"><text:p text:style-name="P102"><text:span text:style-name="T26">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104" svg:x1="1.7319in" svg:y1="2.5035in" svg:x2="1.7319in" svg:y2="2.8815in"><text:p/></draw:line><draw:frame text:anchor-type="paragraph" draw:z-index="18" draw:name="Shape3" draw:style-name="gr6" draw:text-style-name="P105" svg:width="0.2803in" svg:height="0.1567in" svg:x="1.6016in" svg:y="2.8689in"><draw:text-box><text:p><text:span text:style-name="T26">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43">2. </text:span><text:span text:style-name="T39">Error analysis:</text:span><text:span text:style-name="T43"> </text:span><text:span text:style-name="T45">(for the chosen relation: “Work For”)</text:span></text:p>
      <text:list xml:id="list6820668552295103282" text:style-name="L12">
        <text:list-item>
          <text:p text:style-name="P57"><text:span text:style-name="T39">R</text:span><text:span text:style-name="T35">ecall Errors</text:span><text:span text:style-name="T41"> (in </text:span><text:span text:style-name="T46">Gold</text:span><text:span text:style-name="T41"> but not in </text:span><text:span text:style-name="T46">Prediction</text:span><text:span text:style-name="T41">):</text:span></text:p>
        </text:list-item>
      </text:list>
      <text:p text:style-name="P58"><text:span text:style-name="T4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0">#</text:p>
          </table:table-cell>
          <table:table-cell table:style-name="Table3.A1" office:value-type="string">
            <text:p text:style-name="P76">Gold <text:span text:style-name="T123">RE</text:span></text:p>
          </table:table-cell>
          <table:table-cell table:style-name="Table3.A1" office:value-type="string">
            <text:p text:style-name="P77"><text:span text:style-name="T131">Pred</text:span> <text:span text:style-name="T123">RE</text:span></text:p>
          </table:table-cell>
          <table:table-cell table:style-name="Table3.D1" office:value-type="string">
            <text:p text:style-name="P76">Analysis</text:p>
          </table:table-cell>
        </table:table-row>
        <table:table-row>
          <table:table-cell table:style-name="Table3.A2" office:value-type="string">
            <text:p text:style-name="P80">1</text:p>
          </table:table-cell>
          <table:table-cell table:style-name="Table3.A2" office:value-type="string">
            <text:p text:style-name="P73">'<text:bookmark-start text:name="__DdeLink__29_267345100"/>Nettie Johnson<text:bookmark-end text:name="__DdeLink__29_267345100"/>' <text:s text:c="2"/>Work_For <text:s text:c="2"/>‘Navy’</text:p>
          </table:table-cell>
          <table:table-cell table:style-name="Table3.A2" office:value-type="string">
            <text:p text:style-name="P79">-</text:p>
          </table:table-cell>
          <table:table-cell table:style-name="Table3.D2" office:value-type="string">
            <text:p text:style-name="P66">* <text:span text:style-name="T124">Has NER annotations in .proccessed</text:span></text:p>
          </table:table-cell>
        </table:table-row>
        <table:table-row>
          <table:table-cell table:style-name="Table3.A2" office:value-type="string">
            <text:p text:style-name="P80">2</text:p>
          </table:table-cell>
          <table:table-cell table:style-name="Table3.A2" office:value-type="string">
            <text:p text:style-name="P75">'William A. Ott' <text:s text:c="3"/>Work_For <text:s text:c="2"/><text:span text:style-name="T122">'</text:span><text:bookmark-start text:name="__DdeLink__52_267345100"/><text:span text:style-name="T122">San Jose Mercury News</text:span><text:bookmark-end text:name="__DdeLink__52_267345100"/><text:span text:style-name="T122">'</text:span></text:p>
          </table:table-cell>
          <table:table-cell table:style-name="Table3.A2" office:value-type="string">
            <text:p text:style-name="P79">-</text:p>
          </table:table-cell>
          <table:table-cell table:style-name="Table3.D2" office:value-type="string">
            <text:p text:style-name="P66">* <text:span text:style-name="T127">Has NER annotations in .proccessed</text:span></text:p>
            <text:p text:style-name="P64"><text:span text:style-name="T26">* </text:span><text:span text:style-name="T32">‘San..News’ (.annotated), ‘San Jose’ (.proccessed) : different chunking</text:span></text:p>
          </table:table-cell>
        </table:table-row>
        <table:table-row>
          <table:table-cell table:style-name="Table3.A2" office:value-type="string">
            <text:p text:style-name="P80">3</text:p>
          </table:table-cell>
          <table:table-cell table:style-name="Table3.A2" office:value-type="string">
            <text:p text:style-name="P75">'<text:bookmark-start text:name="__DdeLink__38_267345100"/><text:bookmark-start text:name="__DdeLink__49_267345100"/>Edward Roybal<text:bookmark-end text:name="__DdeLink__38_267345100"/><text:bookmark-end text:name="__DdeLink__49_267345100"/>' <text:s text:c="3"/>Work_For</text:p>
            <text:p text:style-name="P74">'House Appropriations treasury and postal subcommittee'</text:p>
          </table:table-cell>
          <table:table-cell table:style-name="Table3.A2" office:value-type="string">
            <text:p text:style-name="P79">-</text:p>
          </table:table-cell>
          <table:table-cell table:style-name="Table3.D2" office:value-type="string">
            <text:p text:style-name="P69">* <text:span text:style-name="T124">Has NER annotations in .proccessed</text:span></text:p>
            <text:p text:style-name="P69">* ‘<text:span text:style-name="T126">House..subcomittee’ (.annotated), ‘the House Appariations’ (.proccessed) : different chunking</text:span></text:p>
          </table:table-cell>
        </table:table-row>
        <table:table-row>
          <table:table-cell table:style-name="Table3.A2" office:value-type="string">
            <text:p text:style-name="P80">4</text:p>
          </table:table-cell>
          <table:table-cell table:style-name="Table3.A2" office:value-type="string">
            <text:p text:style-name="P75">'<text:bookmark-start text:name="__DdeLink__46_267345100"/><text:bookmark-start text:name="__DdeLink__36_267345100"/>Mrs. Higgins<text:bookmark-end text:name="__DdeLink__46_267345100"/><text:bookmark-end text:name="__DdeLink__36_267345100"/>' <text:s text:c="3"/>Work_For <text:s text:c="2"/>'Marine Corps'</text:p>
          </table:table-cell>
          <table:table-cell table:style-name="Table3.A2" office:value-type="string">
            <text:p text:style-name="P79">-</text:p>
          </table:table-cell>
          <table:table-cell table:style-name="Table3.D2" office:value-type="string">
            <text:p text:style-name="P68">* <text:span text:style-name="T124">Has NER annotations in .proccessed</text:span></text:p>
            <text:p text:style-name="P87">* ‘Mr. Higgins’ (.annotated), ‘Higgins’ (.proccessed) : different chunking</text:p>
          </table:table-cell>
        </table:table-row>
        <table:table-row>
          <table:table-cell table:style-name="Table3.A2" office:value-type="string">
            <text:p text:style-name="P82">5</text:p>
          </table:table-cell>
          <table:table-cell table:style-name="Table3.A2" office:value-type="string">
            <text:p text:style-name="P84">'<text:bookmark-start text:name="__DdeLink__32_267345100"/><text:bookmark-start text:name="__DdeLink__44_267345100"/>Nikolai Kuznetsov<text:bookmark-end text:name="__DdeLink__32_267345100"/><text:bookmark-end text:name="__DdeLink__44_267345100"/>' <text:s text:c="2"/><text:span text:style-name="T121">Work_For</text:span> <text:s text:c="2"/>'Navy'</text:p>
          </table:table-cell>
          <table:table-cell table:style-name="Table3.A2" office:value-type="string">
            <text:p text:style-name="P79">-</text:p>
          </table:table-cell>
          <table:table-cell table:style-name="Table3.D2" office:value-type="string">
            <text:p text:style-name="P66">* ‘<text:span text:style-name="T125">Navy’ not caught as NER in .proccessed</text:span></text:p>
          </table:table-cell>
        </table:table-row>
        <table:table-row>
          <table:table-cell table:style-name="Table3.A2" office:value-type="string">
            <text:p text:style-name="P85">6</text:p>
          </table:table-cell>
          <table:table-cell table:style-name="Table3.A2" office:value-type="string">
            <text:p text:style-name="P86">'<text:bookmark-start text:name="__DdeLink__41_267345100"/>Booth Gardner<text:bookmark-end text:name="__DdeLink__41_267345100"/>' <text:s text:c="2"/><text:span text:style-name="T121">Work_For <text:s text:c="2"/></text:span></text:p>
            <text:p text:style-name="P86">"National Governors ' Association"</text:p>
          </table:table-cell>
          <table:table-cell table:style-name="Table3.A2" office:value-type="string">
            <text:p text:style-name="P79">-</text:p>
          </table:table-cell>
          <table:table-cell table:style-name="Table3.D2" office:value-type="string">
            <text:p text:style-name="P67">* <text:span text:style-name="T124">Has NER annotations in .proccessed</text:span></text:p>
          </table:table-cell>
        </table:table-row>
      </table:table>
      <text:p text:style-name="P58"><text:span text:style-name="T41"><text:tab/></text:span></text:p>
      <text:p text:style-name="P60"><text:span text:style-name="T35">Conclusions</text:span><text:span text:style-name="T41">:</text:span></text:p>
      <text:p text:style-name="P62"><text:span text:style-name="T47"><text:tab/>- </text:span><text:span text:style-name="T50">all mistakes have names as NE_1 (PERSON), and a organization as NE_2 (ORG,</text:span><text:span text:style-name="T53">PERSON</text:span><text:span text:style-name="T50">). </text:span><text:span text:style-name="T51">Trying to hard code this rule,<text:line-break/> <text:tab/> <text:s text:c="2"/>gives no </text:span><text:span text:style-name="T54">i</text:span><text:span text:style-name="T51">mprovement. We conclude our model already know it</text:span></text:p>
      <text:p text:style-name="P62"><text:span text:style-name="T47"><text:tab/>- example (5) is missing a NE in .proccessed, a guaranteed miss.</text:span></text:p>
      <text:p text:style-name="P61"><text:span text:style-name="T47"><text:tab/>- </text:span><text:span text:style-name="T48">examples (2), (3), (4) have different NER chunking. It is possible (though not necessarily the reason) that the different<text:line-break/> <text:tab/> <text:s/>chunking damaged the features. A solution to this possible problem is to design a “chunking robust” features.</text:span></text:p>
      <text:p text:style-name="P60"><text:span text:style-name="T41"><text:tab/>- </text:span><text:span text:style-name="T47">examples (1),(6) have perfect NE match. Analyzing exactly why LSTM&amp;MLP use their features incorrectly is hard.</text:span></text:p>
      <text:p text:style-name="P63"><text:soft-page-break/><text:span text:style-name="T57">T</text:span><text:span text:style-name="T56">ODO</text:span><text:span text:style-name="T41">: </text:span><text:span text:style-name="T52">Pick</text:span><text:span text:style-name="T41"> 1 error, </text:span><text:span text:style-name="T52">and do</text:span><text:span text:style-name="T41"> feature analysis, just in case they expect it.</text:span></text:p>
      <text:p text:style-name="P60"><text:span text:style-name="T47"/></text:p>
      <text:list xml:id="list162311091090280" text:continue-numbering="true" text:style-name="L12">
        <text:list-item>
          <text:p text:style-name="P57"><text:span text:style-name="T41">Precision Errors (in </text:span><text:span text:style-name="T49">Prediction</text:span><text:span text:style-name="T41"> but not in </text:span><text:span text:style-name="T55">Gold</text:span><text:span text:style-name="T41">)</text:span></text:p>
        </text:list-item>
      </text:list>
      <text:p text:style-name="P58"><text:span text:style-name="T41"/></text:p>
      <text:p text:style-name="P59"><text:span text:style-name="T4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1">#</text:p>
          </table:table-cell>
          <table:table-cell table:style-name="Table1.A1" office:value-type="string">
            <text:p text:style-name="P78">Gold <text:span text:style-name="T123">RE</text:span></text:p>
          </table:table-cell>
          <table:table-cell table:style-name="Table1.A1" office:value-type="string">
            <text:p text:style-name="P78"><text:span text:style-name="T140">Pred</text:span> <text:span text:style-name="T123">RE</text:span></text:p>
          </table:table-cell>
          <table:table-cell table:style-name="Table1.D1" office:value-type="string">
            <text:p text:style-name="P78">Analysis</text:p>
          </table:table-cell>
        </table:table-row>
        <table:table-row>
          <table:table-cell table:style-name="Table1.A2" office:value-type="string">
            <text:p text:style-name="P81">1</text:p>
          </table:table-cell>
          <table:table-cell table:style-name="Table1.A2" office:value-type="string">
            <text:p text:style-name="P90">'Mark David Chapman' <text:s text:c="2"/><text:span text:style-name="T128">Kill <text:s text:c="2"/></text:span>'Beatle John Lennon'</text:p>
          </table:table-cell>
          <table:table-cell table:style-name="Table1.A2" office:value-type="string">
            <text:p text:style-name="P91">'Mark David Chapman' <text:s text:c="2"/><text:span text:style-name="T129">Work_For</text:span> 'Beatle John Lennon'</text:p>
          </table:table-cell>
          <table:table-cell table:style-name="Table1.D2" office:value-type="string">
            <text:p text:style-name="P70">* <text:span text:style-name="T134">Misclassification (‘Kill’ → ‘Work For’)</text:span></text:p>
          </table:table-cell>
        </table:table-row>
        <table:table-row>
          <table:table-cell table:style-name="Table1.A2" office:value-type="string">
            <text:p text:style-name="P81">2</text:p>
          </table:table-cell>
          <table:table-cell table:style-name="Table1.A2" office:value-type="string">
            <text:p text:style-name="P27"/>
            <text:p text:style-name="P95">-</text:p>
          </table:table-cell>
          <table:table-cell table:style-name="Table1.A2" office:value-type="string">
            <text:p text:style-name="P92">'<text:bookmark-start text:name="__DdeLink__86_267345100"/>Tim Valentine<text:bookmark-end text:name="__DdeLink__86_267345100"/>' <text:s text:c="2"/><text:span text:style-name="T129">Work_For</text:span> 'D'</text:p>
          </table:table-cell>
          <table:table-cell table:style-name="Table1.D2" office:value-type="string">
            <text:p text:style-name="P65"><text:span text:style-name="T32">* ‘</text:span><text:span text:style-name="T33">D’ is part of D-N.C (Democratic National Committee), so spacy is correct by identifying it. But not in chunking it.</text:span></text:p>
            <text:p text:style-name="P65"><text:span text:style-name="T33">* </text:span><text:span text:style-name="T34">spacy gave ‘D’ NE tag of NORP (</text:span><text:span text:style-name="T21">Nationality, or Religious or Political Organization</text:span><text:span text:style-name="T23">) : correct</text:span></text:p>
            <text:p text:style-name="P100"><text:span text:style-name="T23">* </text:span><text:span text:style-name="T22">D-N.C does not appear in gold file</text:span></text:p>
            <text:p text:style-name="P65"><text:span text:style-name="T23">* </text:span><text:span text:style-name="T24">The sentence begins ‘Tim Valentine , D-N.C. , however , said’ : </text:span><text:span text:style-name="T25">Tim IS working for D-N.C</text:span></text:p>
            <text:p text:style-name="P101"><text:span text:style-name="T25">=</text:span><text:span text:style-name="T22">&gt; Gold file is wrong, our model is correct</text:span></text:p>
          </table:table-cell>
        </table:table-row>
        <table:table-row>
          <table:table-cell table:style-name="Table1.A2" office:value-type="string">
            <text:p text:style-name="P81">3</text:p>
          </table:table-cell>
          <table:table-cell table:style-name="Table1.A2" office:value-type="string">
            <text:p text:style-name="P96">-</text:p>
          </table:table-cell>
          <table:table-cell table:style-name="Table1.A2" office:value-type="string">
            <text:p text:style-name="P93">'<text:bookmark-start text:name="__DdeLink__90_267345100"/><text:bookmark-start text:name="__DdeLink__95_267345100"/>Thomas Gardner III<text:bookmark-end text:name="__DdeLink__95_267345100"/>'<text:bookmark-end text:name="__DdeLink__90_267345100"/> <text:s text:c="2"/><text:span text:style-name="T130">Work_For <text:s text:c="2"/></text:span><text:s/>'<text:bookmark-start text:name="__DdeLink__93_267345100"/>Lee County Circuit Judge<text:bookmark-end text:name="__DdeLink__93_267345100"/>'</text:p>
          </table:table-cell>
          <table:table-cell table:style-name="Table1.D2" office:value-type="string">
            <text:p text:style-name="P70">* ‘<text:span text:style-name="T136">Lee County Circuit Judge Thomas Gardner III’ is one PERSON </text:span></text:p>
            <text:p text:style-name="P70">* <text:span text:style-name="T136">spacy divided them into two: ORG &amp; PERSON : technically correct.</text:span></text:p>
            <text:p text:style-name="P70">* <text:span text:style-name="T142">Work_For is correct, Thomas works for Lee County, as a judge. (though not exactly “for the county judge”)</text:span></text:p>
            <text:p text:style-name="P99">=&gt; Gold <text:span text:style-name="T143">file is half wrong.</text:span></text:p>
          </table:table-cell>
        </table:table-row>
        <table:table-row>
          <table:table-cell table:style-name="Table1.A2" office:value-type="string">
            <text:p text:style-name="P81">4</text:p>
          </table:table-cell>
          <table:table-cell table:style-name="Table1.A2" office:value-type="string">
            <text:p text:style-name="P29">-</text:p>
          </table:table-cell>
          <table:table-cell table:style-name="Table1.A2" office:value-type="string">
            <text:p text:style-name="P28">'<text:bookmark-start text:name="__DdeLink__98_267345100"/>Cicippio<text:bookmark-end text:name="__DdeLink__98_267345100"/>' <text:s text:c="2"/><text:span text:style-name="T132">Work_For <text:s text:c="2"/></text:span>'the American Embassy'</text:p>
          </table:table-cell>
          <table:table-cell table:style-name="Table1.D2" office:value-type="string">
            <text:p text:style-name="P88">* ‘<text:span text:style-name="T138">Mrs. <text:s/>Cicippio’ (.annotations), ‘Cicippio’ (.processed) : different chunking</text:span></text:p>
            <text:p text:style-name="P89">* <text:span text:style-name="T139">original sentence: “..said Mrs. Cicippio , who works at the American Embassy in east Beirut”</text:span></text:p>
            <text:p text:style-name="P97">=&gt; Gold file is wrong, our model is correct</text:p>
          </table:table-cell>
        </table:table-row>
        <table:table-row>
          <table:table-cell table:style-name="Table1.A2" office:value-type="string">
            <text:p text:style-name="P83">5</text:p>
          </table:table-cell>
          <table:table-cell table:style-name="Table1.A2" office:value-type="string">
            <text:p text:style-name="P95">-</text:p>
          </table:table-cell>
          <table:table-cell table:style-name="Table1.A2" office:value-type="string">
            <text:p text:style-name="P94">'<text:bookmark-start text:name="__DdeLink__101_267345100"/><text:bookmark-start text:name="__DdeLink__103_267345100"/>Sonny Wright<text:bookmark-end text:name="__DdeLink__101_267345100"/><text:bookmark-end text:name="__DdeLink__103_267345100"/>' <text:s text:c="2"/><text:span text:style-name="T132">Work_For <text:s text:c="2"/></text:span>'Eastern Airlines'</text:p>
          </table:table-cell>
          <table:table-cell table:style-name="Table1.D2" office:value-type="string">
            <text:p text:style-name="P71">* <text:span text:style-name="T141">original sentence: “...Sonny Wright , businessman Bernard Anscher and striking Eastern Airlines pilot”</text:span></text:p>
            <text:p text:style-name="P98">=&gt; Gold file is wrong, our model is correct</text:p>
          </table:table-cell>
        </table:table-row>
      </table:table>
      <text:p text:style-name="P13"><text:span text:style-name="T5"/></text:p>
      <text:p text:style-name="P30"><text:span text:style-name="T5">Conclusions</text:span><text:span text:style-name="T7">:</text:span></text:p>
      <text:p text:style-name="P31"><text:span text:style-name="T7"><text:tab/>- </text:span><text:span text:style-name="T8">examples (2,</text:span><text:span text:style-name="T13">4,5 and 3</text:span><text:span text:style-name="T8">) show mistakes in the Gold file. Since those examples were selected in random, we conclude that if<text:line-break/> <text:tab/> <text:s/>3/5 examples show mistakes in Gold file, there are many more. </text:span><text:span text:style-name="T9">We call this mistake “omission mistake”, since it is not a<text:line-break/> <text:tab/> <text:s/>wrong annotation in the gold file, the relation is simply missing.</text:span></text:p>
      <text:p text:style-name="P31"><text:span text:style-name="T8"><text:tab/>- <text:s/>“</text:span><text:span text:style-name="T10">omission in gold files” - were observed in gold DEV file =&gt; it is possible many omissions exist in the TRAIN as well.<text:line-break/> <text:tab/> <text:s text:c="2"/>Which would hurt performance. However we are not allowed to fix those files.</text:span></text:p>
      <text:p text:style-name="P31"><text:span text:style-name="T10"><text:tab/>- </text:span><text:span text:style-name="T11">omission mistakes </text:span><text:span text:style-name="T12">damage our ability estimate our model precision.</text:span></text:p>
      <text:p text:style-name="P31"><text:span text:style-name="T12"><text:tab/>- </text:span><text:span text:style-name="T13">example (1) </text:span><text:span text:style-name="T14">is</text:span><text:span text:style-name="T13"> misclassification. ‘Kill’ is confused with ‘Work_For’ : </text:span><text:span text:style-name="T15">it is possible ‘Kill’ and ‘Work_For’ are </text:span><text:span text:style-name="T17">similar</text:span><text:span text:style-name="T15">,<text:line-break/> <text:tab/> <text:s/>and adding ‘Kill’ to the model as a relation to learn. Will </text:span><text:span text:style-name="T16">help it distinguish between them.</text:span><text:span text:style-name="T15"> </text:span></text:p>
      <text:p text:style-name="P31"><text:span text:style-name="T15"><text:tab/>- </text:span><text:span text:style-name="T18">example (3) is unique – Thomas works for Lee County as a judge, not not for the “Lee County Judge”. </text:span><text:span text:style-name="T19">We believe<text:line-break/> <text:tab/> <text:s/>the fault is of spacy, it recognized “Lee County Judge” as ORG instead of PERSON. </text:span><text:span text:style-name="T20">Still it is half correct.</text:span></text:p>
      <text:p text:style-name="P13"><text:span text:style-name="T5"/></text:p>
      <text:p text:style-name="P8"><text:span text:style-name="T44">3</text:span><text:span text:style-name="T43">. </text:span><text:span text:style-name="T40">Results:</text:span></text:p>
      <text:p text:style-name="P12"><text:span text:style-name="T5"/></text:p>
      <text:p text:style-name="P51">Chosen relation: <text:span text:style-name="T133">Work_For</text:span></text:p>
      <text:p text:style-name="P12"/>
      <text:p text:style-name="P11"/>
      <table:table table:name="Table2" table:style-name="Table2">
        <table:table-column table:style-name="Table2.A"/>
        <table:table-column table:style-name="Table2.B" table:number-columns-repeated="5"/>
        <table:table-column table:style-name="Table2.A"/>
        <table:table-row>
          <table:table-cell table:style-name="Table2.A1" office:value-type="string">
            <text:p text:style-name="P72">Relation</text:p>
          </table:table-cell>
          <table:table-cell table:style-name="Table2.A1" office:value-type="string">
            <text:p text:style-name="P72">Dev recall</text:p>
          </table:table-cell>
          <table:table-cell table:style-name="Table2.A1" office:value-type="string">
            <text:p text:style-name="P72">Dev prec</text:p>
          </table:table-cell>
          <table:table-cell table:style-name="Table2.A1" office:value-type="string">
            <text:p text:style-name="P72">Dev F1</text:p>
          </table:table-cell>
          <table:table-cell table:style-name="Table2.A1" office:value-type="string">
            <text:p text:style-name="P72">Test recall</text:p>
          </table:table-cell>
          <table:table-cell table:style-name="Table2.A1" office:value-type="string">
            <text:p text:style-name="P72">Test prec</text:p>
          </table:table-cell>
          <table:table-cell table:style-name="Table2.G1" office:value-type="string">
            <text:p text:style-name="P72">Test F1</text:p>
          </table:table-cell>
        </table:table-row>
        <table:table-row>
          <table:table-cell table:style-name="Table2.A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G2" office:value-type="string">
            <text:p text:style-name="P66"/>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beration Sarif" svg:font-family="'Liberation Sarif'"/>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7T16:23:09.286580359</dc:date>
    <meta:editing-duration>PT8H11M54S</meta:editing-duration>
    <meta:editing-cycles>192</meta:editing-cycles>
    <meta:document-statistic meta:table-count="3" meta:image-count="0" meta:object-count="0" meta:page-count="3" meta:paragraph-count="147" meta:word-count="1472" meta:character-count="9020" meta:non-whitespace-character-count="7630"/>
  </office:meta>
</office:document-meta>
</file>